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71cm"/>
    </style:style>
    <style:style style:name="Table1.B" style:family="table-column">
      <style:table-column-properties style:column-width="1.249cm"/>
    </style:style>
    <style:style style:name="Table1.C" style:family="table-column">
      <style:table-column-properties style:column-width="12.38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065da2"/>
    </style:style>
    <style:style style:name="P3" style:family="paragraph" style:parent-style-name="Text_20_body" style:list-style-name="L1"/>
    <style:style style:name="T1" style:family="text">
      <style:text-properties officeooo:rsid="00065da2"/>
    </style:style>
    <style:style style:name="T2" style:family="text">
      <style:text-properties officeooo:rsid="0007d17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de Review Summary – <text:span text:style-name="Source_20_Text">LessonScreen.js</text:span>, <text:span text:style-name="Source_20_Text">TeacherLessonScreen.js</text:span>, <text:span text:style-name="Source_20_Text">StudentCalendarScreen.js</text:span></text:h>
      <text:p text:style-name="P2"><text:span text:style-name="Strong_20_Emphasis">Reviewer:</text:span> <text:span text:style-name="T2">עומר קובהא</text:span></text:p>
      <text:p text:style-name="P2"><text:span text:style-name="Strong_20_Emphasis">Revi</text:span><text:span text:style-name="Strong_20_Emphasis"><text:span text:style-name="T1">wed</text:span></text:span><text:span text:style-name="Strong_20_Emphasis">:</text:span> <text:s/>341157501–יאן שישפורט<text:line-break/><text:span text:style-name="Strong_20_Emphasis">Modules Reviewed:</text:span> Screens related to lesson creation, viewing, and calendar functionality</text:p>
      <text:p text:style-name="Horizontal_20_Line"/>
      <text:h text:style-name="Heading_20_3" text:outline-level="3">Overview</text:h>
      <text:p text:style-name="Text_20_body">These modules work together to let teachers <text:span text:style-name="Strong_20_Emphasis">create lessons</text:span> (<text:span text:style-name="Source_20_Text">LessonScreen</text:span>), view their own lessons (<text:span text:style-name="Source_20_Text">TeacherLessonScreen</text:span>), and let students <text:span text:style-name="Strong_20_Emphasis">sign up</text:span> and <text:span text:style-name="Strong_20_Emphasis">track their lessons</text:span> via a calendar (<text:span text:style-name="Source_20_Text">StudentCalendarScreen</text:span>). All three modules interact with the same backend and use shared concepts like modals, calendars, and lesson objects.</text:p>
      <text:p text:style-name="Horizontal_20_Line"/>
      <text:h text:style-name="Heading_20_3" text:outline-level="3">Review Comments</text:h>
      <text:list text:style-name="L1">
        <text:list-item>
          <text:p text:style-name="P3"><text:span text:style-name="Strong_20_Emphasis"><text:span text:style-name="Source_20_Text">LessonScreen</text:span></text:span><text:span text:style-name="Strong_20_Emphasis">: Missing input validation for time format</text:span><text:line-break/>Right now, the <text:span text:style-name="Source_20_Text">time</text:span> field is just a text input. There’s no check to make sure the user types it in correctly (e.g. "14:30"). This could lead to bad data being sent to the server. Maybe consider a <text:span text:style-name="Source_20_Text">time picker</text:span> or at least a regex to validate the format before submitting.</text:p>
        </text:list-item>
        <text:list-item>
          <text:p text:style-name="P3"><text:span text:style-name="Strong_20_Emphasis"><text:span text:style-name="Source_20_Text">StudentCalendarScreen</text:span></text:span><text:span text:style-name="Strong_20_Emphasis">: Business logic is getting a bit crowded</text:span><text:line-break/>This file does a lot — fetches all lessons, signed-up lessons, opens modals, adds to calendar, signs up, unsigns, etc. It would really help to extract some of the logic (like <text:span text:style-name="Source_20_Text">signUp</text:span>, <text:span text:style-name="Source_20_Text">unsign</text:span>, or <text:span text:style-name="Source_20_Text">addToCalendar</text:span>) into a helper file or at least move stateful logic into a custom hook.</text:p>
        </text:list-item>
        <text:list-item>
          <text:p text:style-name="P3"><text:span text:style-name="Strong_20_Emphasis"><text:span text:style-name="Source_20_Text">TeacherLessonScreen</text:span></text:span><text:span text:style-name="Strong_20_Emphasis">: Repeated code in FlatList sections</text:span><text:line-break/>There are two FlatLists that render basically the same thing (one for all lessons, and one for selected date). Extracting the rendering logic into a <text:span text:style-name="Source_20_Text">renderLessonItem</text:span> function or even a small <text:span text:style-name="Source_20_Text">LessonCard</text:span> component would clean up the file and improve readability.</text:p>
        </text:list-item>
      </text:list>
      <text:p text:style-name="Horizontal_20_Line"/>
      <text:h text:style-name="Heading_20_3" text:outline-level="3">Example Improvement</text:h>
      <text:p text:style-name="Text_20_body"><text:span text:style-name="Strong_20_Emphasis">Before (TeacherLessonScreen):</text:span></text:p>
      <text:p text:style-name="Preformatted_20_Text"><text:span text:style-name="Source_20_Text">{selectedDate ? (</text:span></text:p>
      <text:p text:style-name="Preformatted_20_Text"><text:span text:style-name="Source_20_Text"><text:s text:c="2"/>&lt;FlatList</text:span></text:p>
      <text:p text:style-name="Preformatted_20_Text"><text:span text:style-name="Source_20_Text"><text:s text:c="4"/>data={lessonsForDate}</text:span></text:p>
      <text:p text:style-name="Preformatted_20_Text"><text:span text:style-name="Source_20_Text"><text:s text:c="4"/>renderItem={({ item }) =&gt; ( ... )}</text:span></text:p>
      <text:p text:style-name="Preformatted_20_Text"><text:span text:style-name="Source_20_Text"><text:s text:c="2"/>/&gt;</text:span></text:p>
      <text:p text:style-name="Preformatted_20_Text"><text:span text:style-name="Source_20_Text">) : (</text:span></text:p>
      <text:p text:style-name="Preformatted_20_Text"><text:span text:style-name="Source_20_Text"><text:s text:c="2"/>&lt;FlatList</text:span></text:p>
      <text:p text:style-name="Preformatted_20_Text"><text:span text:style-name="Source_20_Text"><text:s text:c="4"/>data={lessons}</text:span></text:p>
      <text:p text:style-name="Preformatted_20_Text"><text:soft-page-break/><text:span text:style-name="Source_20_Text"><text:s text:c="4"/>renderItem={({ item }) =&gt; ( ... )}</text:span></text:p>
      <text:p text:style-name="Preformatted_20_Text"><text:span text:style-name="Source_20_Text"><text:s text:c="2"/>/&gt;</text:span></text:p>
      <text:p text:style-name="P1"><text:span text:style-name="Source_20_Text">)}</text:span></text:p>
      <text:p text:style-name="Text_20_body"><text:span text:style-name="Strong_20_Emphasis">After:</text:span></text:p>
      <text:p text:style-name="Preformatted_20_Text"><text:span text:style-name="Source_20_Text">const renderLessonItem = ({ item }) =&gt; (</text:span></text:p>
      <text:p text:style-name="Preformatted_20_Text"><text:span text:style-name="Source_20_Text"><text:s text:c="2"/>&lt;TouchableOpacity onPress={() =&gt; openLessonModal(item)}&gt;</text:span></text:p>
      <text:p text:style-name="Preformatted_20_Text"><text:span text:style-name="Source_20_Text"><text:s text:c="4"/>&lt;View style={styles.lessonBox}&gt;</text:span></text:p>
      <text:p text:style-name="Preformatted_20_Text"><text:span text:style-name="Source_20_Text"><text:s text:c="6"/>&lt;Text style={styles.lessonTitle}&gt;{item.title}&lt;/Text&gt;</text:span></text:p>
      <text:p text:style-name="Preformatted_20_Text"><text:span text:style-name="Source_20_Text"><text:s text:c="6"/>&lt;Text&gt;{item.date} {item.time}&lt;/Text&gt;</text:span></text:p>
      <text:p text:style-name="Preformatted_20_Text"><text:span text:style-name="Source_20_Text"><text:s text:c="6"/>&lt;Text numberOfLines={1} ellipsizeMode="tail"&gt;{item.description}&lt;/Text&gt;</text:span></text:p>
      <text:p text:style-name="Preformatted_20_Text"><text:span text:style-name="Source_20_Text"><text:s text:c="4"/>&lt;/View&gt;</text:span></text:p>
      <text:p text:style-name="Preformatted_20_Text"><text:span text:style-name="Source_20_Text"><text:s text:c="2"/>&lt;/TouchableOpacity&gt;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// Usage:</text:span></text:p>
      <text:p text:style-name="P1"><text:span text:style-name="Source_20_Text">&lt;FlatList data={selectedDate ? lessonsForDate : lessons} renderItem={renderLessonItem} /&gt;</text:span></text:p>
      <text:p text:style-name="Horizontal_20_Line"/>
      <text:h text:style-name="Heading_20_3" text:outline-level="3">Evaluation Summa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riteria</text:p>
            </table:table-cell>
            <table:table-cell table:style-name="Table1.A1" office:value-type="string">
              <text:p text:style-name="Table_20_Heading">Done?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≥5 functions with logic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<text:span text:style-name="Source_20_Text">fetchLessons</text:span>, <text:span text:style-name="Source_20_Text">fetchStudents</text:span>, <text:span text:style-name="Source_20_Text">signUp</text:span>, <text:span text:style-name="Source_20_Text">createLesson</text:span>, <text:span text:style-name="Source_20_Text">addToCalendar</text:span>, <text:span text:style-name="Source_20_Text">openModal</text:span>, etc.</text:p>
          </table:table-cell>
        </table:table-row>
        <table:table-row>
          <table:table-cell table:style-name="Table1.A1" office:value-type="string">
            <text:p text:style-name="Table_20_Contents">Interacts with backend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Fetches and posts data from REST endpoints</text:p>
          </table:table-cell>
        </table:table-row>
        <table:table-row>
          <table:table-cell table:style-name="Table1.A1" office:value-type="string">
            <text:p text:style-name="Table_20_Contents">Handles errors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Mostly handled with <text:span text:style-name="Source_20_Text">Alert.alert</text:span>, but can be improved</text:p>
          </table:table-cell>
        </table:table-row>
        <table:table-row>
          <table:table-cell table:style-name="Table1.A1" office:value-type="string">
            <text:p text:style-name="Table_20_Contents">Uses real data structures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Works with arrays of lesson and student objects</text:p>
          </table:table-cell>
        </table:table-row>
        <table:table-row>
          <table:table-cell table:style-name="Table1.A1" office:value-type="string">
            <text:p text:style-name="Table_20_Contents">UI interactio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Calendar UI, modals, FlatLists, date pickers</text:p>
          </table:table-cell>
        </table:table-row>
        <table:table-row>
          <table:table-cell table:style-name="Table1.A1" office:value-type="string">
            <text:p text:style-name="Table_20_Contents">Enough code for review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Each file has real logic and structure</text:p>
          </table:table-cell>
        </table:table-row>
        <table:table-row>
          <table:table-cell table:style-name="Table1.A1" office:value-type="string">
            <text:p text:style-name="Table_20_Contents">Could apply patterns</text:p>
          </table:table-cell>
          <table:table-cell table:style-name="Table1.A1" office:value-type="string">
            <text:p text:style-name="Table_20_Contents">⚠️</text:p>
          </table:table-cell>
          <table:table-cell table:style-name="Table1.A1" office:value-type="string">
            <text:p text:style-name="Table_20_Contents">Custom hooks or shared components could be added to reduce duplication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2:28:41.742173652</meta:creation-date>
    <dc:date>2025-06-28T23:04:28.362204563</dc:date>
    <meta:editing-duration>PT6M35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59" meta:word-count="391" meta:character-count="2790" meta:non-whitespace-character-count="2405"/>
  </office:meta>
</office:document-meta>
</file>